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520000000CC52E2734F8C55376D.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r6" style:family="presentation" style:parent-style-name="BrightBlue-title">
      <style:graphic-properties fo:min-height="2.8cm"/>
      <style:paragraph-properties style:writing-mode="lr-tb"/>
    </style:style>
    <style:style style:name="co1" style:family="table-column">
      <style:table-column-properties style:column-width="8.4cm" style:use-optimal-column-width="false"/>
    </style:style>
    <style:style style:name="co2" style:family="table-column">
      <style:table-column-properties style:column-width="8.7cm" style:use-optimal-column-width="false"/>
    </style:style>
    <style:style style:name="co3" style:family="table-column">
      <style:table-column-properties style:column-width="8.1cm" style:use-optimal-column-width="false"/>
    </style:style>
    <style:style style:name="ro1" style:family="table-row">
      <style:table-row-properties style:row-height="0.735cm" style:use-optimal-row-height="false"/>
    </style:style>
    <style:style style:name="ro2" style:family="table-row">
      <style:table-row-properties style:row-height="1.683cm" style:use-optimal-row-height="false"/>
    </style:style>
    <style:style style:name="ro3" style:family="table-row">
      <style:table-row-properties style:row-height="1.209cm" style:use-optimal-row-height="false"/>
    </style:style>
    <style:style style:name="ce1" style:family="table-cell">
      <style:text-properties fo:color="#c9211e" fo:font-size="12pt" style:font-size-asian="12pt" style:font-size-complex="12pt"/>
    </style:style>
    <style:style style:name="ce2" style:family="table-cell">
      <style:text-properties fo:font-size="12pt" style:font-size-asian="12pt" style:font-size-complex="12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color="#c9211e" fo:font-size="12pt" style:font-size-asian="12pt" style:font-size-complex="12pt"/>
    </style:style>
    <style:style style:name="P4" style:family="paragraph">
      <style:text-properties fo:font-size="12pt" style:font-size-asian="12pt" style:font-size-complex="12pt"/>
    </style:style>
    <style:style style:name="P5" style:family="paragraph">
      <loext:graphic-properties draw:fill-color="#ffffff"/>
    </style:style>
    <style:style style:name="P6" style:family="paragraph">
      <style:text-properties fo:font-size="16pt" style:font-size-asian="16pt" style:font-size-complex="16pt"/>
    </style:style>
    <style:style style:name="P7" style:family="paragraph">
      <style:paragraph-properties fo:margin-left="0cm" fo:margin-right="0cm" fo:margin-top="0cm" fo:margin-bottom="0.405cm" fo:text-indent="0cm"/>
      <style:text-properties fo:font-size="16pt" style:font-size-asian="16pt" style:font-size-complex="16pt"/>
    </style:style>
    <style:style style:name="T1" style:family="text">
      <style:text-properties fo:color="#c9211e"/>
    </style:style>
    <style:style style:name="T2" style:family="text">
      <style:text-properties style:text-underline-style="solid" style:text-underline-width="auto" style:text-underline-color="font-color"/>
    </style:style>
    <style:style style:name="T3" style:family="text">
      <style:text-properties fo:color="#ff0000"/>
    </style:style>
    <style:style style:name="T4" style:family="text">
      <style:text-properties fo:color="#00a933"/>
    </style:style>
    <style:style style:name="T5" style:family="text">
      <style:text-properties fo:color="#00a933" fo:background-color="transparent"/>
    </style:style>
    <style:style style:name="T6" style:family="text">
      <style:text-properties fo:font-size="13pt" style:font-size-asian="13pt" style:font-size-complex="13pt"/>
    </style:style>
    <style:style style:name="T7" style:family="text">
      <style:text-properties style:use-window-font-color="true"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8" style:family="text">
      <style:text-properties fo:font-size="16pt" style:font-size-asian="16pt" style:font-size-complex="16pt"/>
    </style:style>
    <style:style style:name="T9" style:family="text">
      <style:text-properties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Presentazione progetto</text:p>
          </draw:text-box>
        </draw:frame>
        <draw:frame presentation:style-name="pr2" draw:text-style-name="P2" draw:layer="layout" svg:width="25.2cm" svg:height="9.134cm" svg:x="1.4cm" svg:y="3.8cm" presentation:class="subtitle" presentation:user-transformed="true">
          <draw:text-box>
            <text:p>Realizzato da:</text:p>
            <text:p>- Milillo E.</text:p>
            <text:p>- Papapicco G.</text:p>
            <text:p>- Parisi G.</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Propositi di sviluppo</text:p>
          </draw:text-box>
        </draw:frame>
        <draw:frame presentation:style-name="pr4" draw:text-style-name="P1" draw:layer="layout" svg:width="25.2cm" svg:height="9.134cm" svg:x="1.4cm" svg:y="3.8cm" presentation:class="outline">
          <draw:text-box>
            <text:list text:style-name="L2">
              <text:list-header>
                <text:p>L’idea alla base del nostro progetto è :</text:p>
              </text:list-header>
              <text:list-item>
                <text:p>Realizzare un software in grado eseguire più avventure testuali </text:p>
              </text:list-item>
              <text:list-item>
                <text:p>Implementare un sistema che consenta di variare l’avventura senza che vengano apportate pesanti modifiche al codice</text:p>
              </text:list-item>
              <text:list-item>
                <text:p>Realizzare un sistema indipendente dalla lingua usata</text:p>
              </text:list-item>
              <text:list-item>
                <text:p>Favorire la scalabilità mediante utilizzo di interfacce prestabilite</text:p>
              </text:list-item>
              <text:list-item>
                <text:p>Creare uno standard di configurazione per i file chiaro e semplice da usare e che permetta di creare molteplici storie </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6" draw:text-style-name="P1" draw:layer="layout" svg:width="19.2cm" svg:height="2.8cm" svg:x="1.4cm" svg:y="0.6cm" presentation:class="title" presentation:user-transformed="true">
          <draw:text-box>
            <text:p>Architettura del Sistema</text:p>
          </draw:text-box>
        </draw:frame>
        <draw:frame presentation:style-name="pr4" draw:text-style-name="P1" draw:layer="layout" svg:width="25.2cm" svg:height="11.6cm" svg:x="1.4cm" svg:y="3.8cm" presentation:class="outline" presentation:user-transformed="true">
          <draw:text-box>
            <text:list text:style-name="L2">
              <text:list-header>
                <text:p>L’elemento centrale del sistema è la classe <text:span text:style-name="T1">Engine</text:span>, che oltre ad essere l’entry point del programma stesso (contendo il main) è colei che istanzia una classe che estende <text:span text:style-name="T1">GameDescription</text:span> (la classe astratta che definisce tutti gli attributi e metodi che differenziano le varie avventure) , controlla l’interfaccia grafica (un’istanze della classe <text:span text:style-name="T1">Gui</text:span> creata ad-hoc), delega l’inizializzazione di tutte le liste di gioco alle classi contenute nel <text:span text:style-name="T1">package</text:span> <text:span text:style-name="T1">fileInitializer</text:span>, mediante l’utilizzo di file di testo, processa il comando dell’utente delegandone il parsing alla classe <text:span text:style-name="T1">Parser</text:span>, delega l’esecuzione del comando se esso rispetta i criteri della <text:span text:style-name="T2">Grammatica</text:span> di gioco ed eventualmente si occupa di terminare l’esecuzione del programma stesso.</text:p>
              </text:list-header>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Architettura del Sistema</text:p>
          </draw:text-box>
        </draw:frame>
        <draw:frame presentation:style-name="pr4" draw:text-style-name="P1" draw:layer="layout" svg:width="25.2cm" svg:height="11.6cm" svg:x="1.4cm" svg:y="3.8cm" presentation:class="outline" presentation:user-transformed="true">
          <draw:text-box>
            <text:list text:style-name="L2">
              <text:list-header>
                <text:p>Altre componenti chiave del sistema sono le classi contenute in fileInitializer:</text:p>
              </text:list-header>
              <text:list-item>
                <text:p><text:span text:style-name="T1">ComponentInit</text:span></text:p>
              </text:list-item>
              <text:list-item>
                <text:p><text:span text:style-name="T1">GameUtilInit</text:span></text:p>
              </text:list-item>
              <text:list-item>
                <text:p><text:span text:style-name="T1">GrammarInit</text:span></text:p>
                <text:p>Ognuna delle quali si occupa di leggere un set di file .txt, effettuare un parsing del testo ed inizializzare gli elementi di competenza all’interno delle apposite liste di gioco.</text:p>
                <text:p>Tutti i file sono stati scritti in modo che la sintassi adottata assomigliasse ad un file di configurazione o al formato json (eccetto nel caso del file di configurazione della grammatica CF, in cui viene adottata una sintassi ad hoc , soprattutto nel paragrafo della produzioni in forma normale di Chomsky)</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rchitettura del Sistema</text:p>
          </draw:text-box>
        </draw:frame>
        <draw:frame presentation:style-name="pr4" draw:text-style-name="P1" draw:layer="layout" svg:width="25.6cm" svg:height="11.4cm" svg:x="1.4cm" svg:y="3.8cm" presentation:class="outline" presentation:user-transformed="true">
          <draw:text-box>
            <text:list text:style-name="L2">
              <text:list-header>
                <text:p>Il parsing della stringa di comando è compito della classe che implementa l’interfaccia <text:span text:style-name="T1">Parser</text:span>, nel nostro caso <text:span text:style-name="T1">ItParser</text:span> (per la lingua italiana). La stringa subisce un primo processo di pulizia per eliminare eventuali virgole o congiunzioni, viene tokenizzata sugli spazi, e ad ogni token viene associato un tipo come : </text:p>
              </text:list-header>
              <text:list-item>
                <text:p>Object</text:p>
              </text:list-item>
              <text:list-item>
                <text:p>Command</text:p>
              </text:list-item>
              <text:list-item>
                <text:p>Direction</text:p>
              </text:list-item>
              <text:list-item>
                <text:p>Article</text:p>
              </text:list-item>
              <text:list-item>
                <text:p>Altri…</text:p>
                <text:p>Nel caso in cui tutti i componenti della stringa siano stati riconosciuti dai metodi di check e correttamente tokenizzati, la lista dei token sotto forma di stringhe, viene passata alla classe <text:span text:style-name="T1">Cyk</text:span>, che sfruttando l’omonimo algoritmo è in grado di riconoscere se una sequenza di stringhe può essere derivata dal simbolo di START.</text:p>
                <text:p>In caso positivo il metodo parse() di ItParser restituisce un oggetto di tipo <text:span text:style-name="T1">ParserOutput</text:span> pronto per essere analizzato ed eseguito nel metodo nextMove() di una classe che estende <text:span text:style-name="T1">GameDescription</text:span>. </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rchitettura del Sistema</text:p>
          </draw:text-box>
        </draw:frame>
        <draw:frame presentation:style-name="pr4" draw:text-style-name="P1" draw:layer="layout" svg:width="25.2cm" svg:height="11.2cm" svg:x="1.4cm" svg:y="3.8cm" presentation:class="outline" presentation:user-transformed="true">
          <draw:text-box>
            <text:list text:style-name="L2">
              <text:list-header>
                <text:p>La classe astratta <text:span text:style-name="T1">GameDescription</text:span> (e di conseguenza tutte le classi che la estendono e ne reimplementano i metodi astratti) contiene due metodi chiave:</text:p>
              </text:list-header>
              <text:list-item>
                <text:p>Init()</text:p>
              </text:list-item>
              <text:list-item>
                <text:p>NextMove()</text:p>
                <text:p>Dove il metodo init() inizializza tutte le liste di <text:span text:style-name="T1">GameDescription</text:span> e esegue il setup dell’ambiente di gioco vero e proprio (ad esempio imposta la prima stanza corrente e l’inventario) mentre il metodo nextMove() analizza l’oggetto <text:span text:style-name="T1">ParserOutput</text:span> e ne esegue il comando .</text:p>
                <text:p>Inoltre la classe contiene dei metodi save() e load() che consentono di caricare e salvare lo stato del gioco ,grazie all’implementazione dell’interfaccia <text:span text:style-name="T1">Serializable,</text:span> all’interno di un file .dat.</text:p>
                <text:p>La classe <text:span text:style-name="T1">GameDescription</text:span> contiene anche un attributo <text:span text:style-name="T1">Event</text:span>, ovvero l’interfaccia che consente, attraverso un metodo check, di controllare lo stato del gioco e in caso modificarlo se si presentano determinate condizioni.</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rchitettura del Sistema</text:p>
          </draw:text-box>
        </draw:frame>
        <draw:frame presentation:style-name="pr4" draw:text-style-name="P1" draw:layer="layout" svg:width="25.2cm" svg:height="11cm" svg:x="1.4cm" svg:y="3.8cm" presentation:class="outline" presentation:user-transformed="true">
          <draw:text-box>
            <text:list text:style-name="L2">
              <text:list-header>
                <text:p>Le ultime componenti del sistema sono delle classi che estendono <text:span text:style-name="T1">Exception</text:span>, ovvero :</text:p>
              </text:list-header>
              <text:list-item>
                <text:p><text:span text:style-name="T1">EOGameException</text:span></text:p>
              </text:list-item>
              <text:list-item>
                <text:p><text:span text:style-name="T1">NullOutputException</text:span></text:p>
                <text:p>Dove la prima viene utilizzata per “triggerare” la fine del gioco in qualunque punto venga lanciata, così da consentire finali flessibili ed eventualmente estendere la struttura del programma, in quanto viene catturata nel metodo principale di <text:span text:style-name="T1">Engine</text:span>.</text:p>
                <text:p>La seconda è lanciata all’interno dei metodi di Parser, quando il comando degli utenti possiede una sintassi corretta, ma non è applicabile agli elementi della stanza o del gioco stesso, e consente di creare dei messaggi personalizzati per notificare all’utente un errore.</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spetti interessanti</text:p>
          </draw:text-box>
        </draw:frame>
        <draw:frame presentation:style-name="pr4" draw:text-style-name="P1" draw:layer="layout" svg:width="25.2cm" svg:height="9.134cm" svg:x="1.4cm" svg:y="3.8cm" presentation:class="outline">
          <draw:text-box>
            <text:list text:style-name="L2">
              <text:list-item>
                <text:p>Tutti i componenti del gioco sono stati definiti su file , creati ed istanziati proceduralmente.</text:p>
              </text:list-item>
              <text:list-item>
                <text:p>La creazione di nuove tipologie di frasi accettate dal parser è facilitata dall’implementazione di tutta la grammatica e dei suoi simboli terminali e non terminali su file. Basta infatti aggiungere produzioni e simboli a tutta la lista ed essa rientrerà tra le frasi consentite dal parser.</text:p>
              </text:list-item>
              <text:list-item>
                <text:p>Un’interfaccia parser che supporta multiple lingue.</text:p>
              </text:list-item>
              <text:list-item>
                <text:p>L’implementazione di una grammatica Context Free e dell’algoritmo Cyk per le produzioni in forma normale di chomsky, per effettuare un’ analisi sintattica della frase.</text:p>
              </text:list-item>
              <text:list-item>
                <text:p>Un uso creativo delle Jdialog per implementare i dialoghi con gli npc che ricorda le finestre di dialogo dei gdr.</text:p>
              </text:list-item>
              <text:list-item>
                <text:p>Un sistema ad eventi in grado di controllare lo stato di gioco ed eventualmente modificarlo</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Dettagli implementativi</text:p>
          </draw:text-box>
        </draw:frame>
        <draw:frame presentation:style-name="pr4" draw:text-style-name="P1" draw:layer="layout" svg:width="25.2cm" svg:height="9.134cm" svg:x="1.4cm" svg:y="3.8cm" presentation:class="outline">
          <draw:text-box>
            <text:list text:style-name="L2">
              <text:list-header>
                <text:p>L’accesso sequenziale e atomico alla risorsa dell’input dell’utente (contenuta all’interno della classe Gui) è stato ottenuto creando una classe <text:span text:style-name="T1">LockT</text:span> conentente un Object statico e imponendo all’interno di un blocco synchronized, il wait() sul lock, che viene sbloccato e notificato dall’evento triggerato dalla pressione del tasto invio sulla gui. </text:p>
                <text:p>Questo sistema consente la sequenzialità dell’accesso alla risorsa “condivisa” e l’elaborazione dell’input corretto.</text:p>
                <text:p>Se ciò non fosse stato implementato, il metodo getString() all’interno del metodo run() della classe Engine, avrebbe preso la stringa di input ancor prima che essa fosse stata settata.</text:p>
              </text:list-header>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Specifica sintattica Lista</text:p>
          </draw:text-box>
        </draw:frame>
        <draw:frame presentation:style-name="pr4" draw:text-style-name="P1" draw:layer="layout" svg:width="25.2cm" svg:height="10.4cm" svg:x="1.4cm" svg:y="3.8cm" presentation:class="outline" presentation:user-transformed="true">
          <draw:text-box>
            <text:list text:style-name="L2">
              <text:list-header>
                <text:p><text:span text:style-name="T3">TIPI:lista,bool,tipoelem,posizione</text:span></text:p>
                <text:p>crealista : () → lista <text:span text:style-name="T4">//Crea una nuova lista vuota</text:span></text:p>
                <text:p>listavuota : (lista) → bool <text:span text:style-name="T5">//True se la lista è vuota false </text:span><text:span text:style-name="T5">altrimenti</text:span></text:p>
                <text:p>leggilista : (posizione,lista) → tipoelem <text:span text:style-name="T4">//Restituisce </text:span><text:span text:style-name="T4">tipoelem nella posizione specificata</text:span></text:p>
                <text:p>scrivilista : (tipoelem,posizione,lista) → lista <text:span text:style-name="T4">//Scrive </text:span><text:span text:style-name="T4">tipoelem nella posizione da (1-n)</text:span></text:p>
                <text:p>primolista : (lista) → posizione <text:span text:style-name="T4">// Restituisce la prima </text:span><text:span text:style-name="T4">posizione della lista</text:span></text:p>
                <text:p>finelista : (posizione,lista) → bool <text:span text:style-name="T4">//Valuta se la posizione </text:span><text:span text:style-name="T4">è finale</text:span></text:p>
                <text:p>succlista : (posizione,lista) → posizione <text:span text:style-name="T4">//Restituisce la </text:span><text:span text:style-name="T4">posizione successiva </text:span></text:p>
                <text:p>predlista : (posizione,lista) → posizione <text:span text:style-name="T4">//Restituisce la </text:span><text:span text:style-name="T4">posizione precedente</text:span></text:p>
                <text:p>inslista : (tipoelem,posizione,lista) → lista <text:span text:style-name="T4">//Inserisce </text:span><text:span text:style-name="T4">tipoelem nella posizione specificata</text:span></text:p>
                <text:p>canclista : (posizione,lista) → lista <text:span text:style-name="T4">//Cancella la posizione </text:span><text:span text:style-name="T4">nella lista</text:span></text:p>
              </text:list-header>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pecifica semantica Lista</text:p>
          </draw:text-box>
        </draw:frame>
        <draw:frame draw:style-name="standard" draw:layer="layout" svg:width="25.199cm" svg:height="11.141cm" svg:x="1.196cm" svg:y="3.65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rows-spanned="2">
                <text:p text:style-name="P3"><text:span text:style-name="T1">OSSERVAZIONI</text:span></text:p>
              </table:table-cell>
              <table:table-cell table:number-columns-spanned="2">
                <text:p text:style-name="P3">COSTRUTTORI DI l’</text:p>
              </table:table-cell>
              <table:covered-table-cell/>
            </table:table-row>
            <table:table-row table:style-name="ro1" table:default-cell-style-name="ce2">
              <table:covered-table-cell table:style-name="ce1"/>
              <table:table-cell>
                <text:p text:style-name="P4">crealista(l)</text:p>
              </table:table-cell>
              <table:table-cell>
                <text:p text:style-name="P4">inslista(a,p,l)</text:p>
              </table:table-cell>
            </table:table-row>
            <table:table-row table:style-name="ro1" table:default-cell-style-name="ce2">
              <table:table-cell>
                <text:p text:style-name="P4">listavuota(l’)</text:p>
              </table:table-cell>
              <table:table-cell>
                <text:p text:style-name="P4">true</text:p>
              </table:table-cell>
              <table:table-cell>
                <text:p text:style-name="P4">false</text:p>
              </table:table-cell>
            </table:table-row>
            <table:table-row table:style-name="ro1" table:default-cell-style-name="ce2">
              <table:table-cell>
                <text:p text:style-name="P4">leggilista(p’,l’)</text:p>
              </table:table-cell>
              <table:table-cell>
                <text:p text:style-name="P4">error</text:p>
              </table:table-cell>
              <table:table-cell>
                <text:p text:style-name="P4">If p’ = p then a else leggilista(p’,l)</text:p>
              </table:table-cell>
            </table:table-row>
            <table:table-row table:style-name="ro1" table:default-cell-style-name="ce2">
              <table:table-cell>
                <text:p text:style-name="P4">scrivilista(a’,p’,l’)</text:p>
              </table:table-cell>
              <table:table-cell>
                <text:p text:style-name="P4">error</text:p>
              </table:table-cell>
              <table:table-cell>
                <text:p text:style-name="P4">inslista(a’ , p’,canclista(p’,l’))</text:p>
              </table:table-cell>
            </table:table-row>
            <table:table-row table:style-name="ro2" table:default-cell-style-name="ce2">
              <table:table-cell>
                <text:p text:style-name="P4">primolista(l’)</text:p>
              </table:table-cell>
              <table:table-cell>
                <text:p text:style-name="P4">error</text:p>
              </table:table-cell>
              <table:table-cell>
                <text:p text:style-name="P4">If listavuota(l) = true then p else primolista(l’) // (q = pos(0))</text:p>
                <text:p text:style-name="P4"/>
              </table:table-cell>
            </table:table-row>
            <table:table-row table:style-name="ro2" table:default-cell-style-name="ce2">
              <table:table-cell>
                <text:p text:style-name="P4">finelista(p’,l’) </text:p>
              </table:table-cell>
              <table:table-cell>
                <text:p text:style-name="P4">true</text:p>
              </table:table-cell>
              <table:table-cell>
                <text:p text:style-name="P4">if(p’ = primolista(l’)) then false else finelista(p’,l)</text:p>
                <text:p text:style-name="P4"/>
              </table:table-cell>
            </table:table-row>
            <table:table-row table:style-name="ro3" table:default-cell-style-name="ce2">
              <table:table-cell>
                <text:p text:style-name="P4">succlista(p’,l’)</text:p>
              </table:table-cell>
              <table:table-cell>
                <text:p text:style-name="P4">error</text:p>
              </table:table-cell>
              <table:table-cell>
                <text:p text:style-name="P4">If p’ = predlista(p,l’) then p else succlista(p’,l’)</text:p>
              </table:table-cell>
            </table:table-row>
            <table:table-row table:style-name="ro3" table:default-cell-style-name="ce2">
              <table:table-cell>
                <text:p text:style-name="P4">predlista(p’,l’)</text:p>
              </table:table-cell>
              <table:table-cell>
                <text:p text:style-name="P4">error</text:p>
              </table:table-cell>
              <table:table-cell>
                <text:p text:style-name="P4">If p’ = succlista(p,l’) then p else predlista(p’,l’)</text:p>
              </table:table-cell>
            </table:table-row>
            <table:table-row table:style-name="ro2" table:default-cell-style-name="ce2">
              <table:table-cell>
                <text:p text:style-name="P4">canclista(p’,l’)</text:p>
              </table:table-cell>
              <table:table-cell>
                <text:p text:style-name="P4">error</text:p>
              </table:table-cell>
              <table:table-cell>
                <text:p text:style-name="P4">If p’ = p then l else inslista(a ,p, canclista(p’,l))</text:p>
                <text:p text:style-name="P4"/>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pecifica Semantica Lista</text:p>
          </draw:text-box>
        </draw:frame>
        <draw:frame presentation:style-name="pr4" draw:layer="layout" svg:width="25.2cm" svg:height="9.134cm" svg:x="1.4cm" svg:y="3.8cm" presentation:class="outline" presentation:user-transformed="true">
          <draw:text-box>
            <text:list text:style-name="L2">
              <text:list-header>
                <text:p><text:span text:style-name="T1">Declare: Lista:l, tipoelem:a, posizione:p,p’</text:span></text:p>
              </text:list-header>
              <text:list-item>
                <text:p><text:span text:style-name="T6">listavuota(crealista(l)) = true</text:span></text:p>
              </text:list-item>
              <text:list-item>
                <text:p><text:span text:style-name="T6">listavuota(inslista(a,p,l)) = false</text:span></text:p>
              </text:list-item>
              <text:list-item>
                <text:p><text:span text:style-name="T6">leggilista(p’,inslista(a,p,l)) = if p’ = p then a else leggilista(p’,l)</text:span></text:p>
              </text:list-item>
              <text:list-item>
                <text:p><text:span text:style-name="T6">scrivilista(a’,p’,inslista(a,p,l)) = inslista(a’,p’,canclista(p’,l’)) </text:span></text:p>
              </text:list-item>
              <text:list-item>
                <text:p><text:span text:style-name="T6">primolista(inslista(a,p,l)) = if listavuota(l) = true then p else primolista(l’) </text:span></text:p>
              </text:list-item>
              <text:list-item>
                <text:p><text:span text:style-name="T6">finelista(crealista()) = true</text:span></text:p>
              </text:list-item>
              <text:list-item>
                <text:p><text:span text:style-name="T6">finelista(inslista(a,p,l)) = if p = primolista(l’) then false else finelista(p’,l) <text:s/></text:span></text:p>
              </text:list-item>
              <text:list-item>
                <text:p><text:span text:style-name="T6">succlista(p’,inslista(a,p,l)) = if p’ = predlista(p,l’) then p else succlista(p’,l’) <text:s/></text:span></text:p>
              </text:list-item>
              <text:list-item>
                <text:p><text:span text:style-name="T6">predlista(p’,inslista(a,p,l)) <text:s/>= if p’ = succlista(p,l’) then p else predlista(p’,l’)</text:span></text:p>
              </text:list-item>
              <text:list-item>
                <text:p><text:span text:style-name="T7">canclista(p’,inslista(a,p,l)) = if</text:span><text:span text:style-name="T6"> p’ = p then l else inslista(a ,p, canclista(p’,l)) <text:s/></text:span></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pecifica di Restrizione</text:p>
          </draw:text-box>
        </draw:frame>
        <draw:frame presentation:style-name="pr4" draw:text-style-name="P6" draw:layer="layout" svg:width="25.2cm" svg:height="9.134cm" svg:x="1.4cm" svg:y="3.8cm" presentation:class="outline" presentation:user-transformed="true">
          <draw:text-box>
            <text:list text:style-name="L2">
              <text:list-item>
                <text:p text:style-name="P6"><text:span text:style-name="T8">leggilista(p’,crealista(l)) = error</text:span></text:p>
              </text:list-item>
              <text:list-item>
                <text:p text:style-name="P7"><text:span text:style-name="T9">scrivilista(a’,p’,</text:span><text:span text:style-name="T8">crealista(l)) = error</text:span></text:p>
              </text:list-item>
              <text:list-item>
                <text:p text:style-name="P7"><text:span text:style-name="T9">primolista(</text:span><text:span text:style-name="T8">crealista(l)) = error</text:span></text:p>
              </text:list-item>
              <text:list-item>
                <text:p text:style-name="P7"><text:span text:style-name="T9">succlista(p’,</text:span><text:span text:style-name="T8">crealista(l)) = error</text:span></text:p>
              </text:list-item>
              <text:list-item>
                <text:p text:style-name="P7"><text:span text:style-name="T9">predlista(p’,</text:span><text:span text:style-name="T8">crealista(l)) = error</text:span></text:p>
              </text:list-item>
              <text:list-item>
                <text:p text:style-name="P7"><text:span text:style-name="T9">canclista(p’,</text:span><text:span text:style-name="T8">crealista(l)) = error</text:span></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Fine</text:p>
          </draw:text-box>
        </draw:frame>
        <draw:frame presentation:style-name="pr2" draw:text-style-name="P2" draw:layer="layout" svg:width="25.2cm" svg:height="9.134cm" svg:x="1.4cm" svg:y="3.8cm" presentation:class="subtitle">
          <draw:text-box>
            <text:p>Grazie per l’attenzione</text:p>
          </draw:text-box>
        </draw:frame>
        <presentation:notes draw:style-name="dp2">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52E2734F8C55376D.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9T16:13:40.755870170</meta:creation-date>
    <meta:editing-duration>PT45M27S</meta:editing-duration>
    <meta:editing-cycles>6</meta:editing-cycles>
    <meta:generator>LibreOffice/6.4.5.2$Linux_X86_64 LibreOffice_project/40$Build-2</meta:generator>
    <dc:title>Bright Blue</dc:title>
    <dc:date>2020-07-12T17:03:25.745422390</dc:date>
    <meta:document-statistic meta:object-count="78"/>
  </office:meta>
</office:document-meta>
</file>